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3-11_03-20-07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3-11_09-16-2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3-11_09-27-5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3-11_12-12-29_000.jpg</text:p>
          </table:table-cell>
          <table:table-cell table:style-name="ce26" office:value-type="string">
            <text:p>:m #*# RES / JVEMV6 64#251_damashi / 『だまし犯罪百科』 著者=間川清,校注=~ / p.154 / w=~,topic=事例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JVEMV6 64#251_damashi / 『だまし犯罪百科』 著者=間川清,校注=~ / p.154 / w=~,topic=事例,publisher=~,other=~">
            <text:p>:m #*# RES / JVEMV6 64#251_damashi / 『だまし犯罪百科』 著者=間川清,校注=~ / p.154 / w=~,topic=事例,publisher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3-11_12-32-23_000.jpg</text:p>
          </table:table-cell>
          <table:table-cell table:style-name="ce26" office:value-type="string">
            <text:p>:m #*# RES / JVEMV6 64#252_sennoo_gekitai / 『図解　洗脳撃退マニュアル』 著者=高橋紳吾、監修,校注=~ / p.34 / w=ハリ・クリシュナ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252_sennoo_gekitai / 『図解　洗脳撃退マニュアル』 著者=高橋紳吾、監修,校注=~ / p.34 / w=ハリ・クリシュナ,topic=~,publisher=~,other=~">
            <text:p>:m #*# RES / JVEMV6 64#252_sennoo_gekitai / 『図解　洗脳撃退マニュアル』 著者=高橋紳吾、監修,校注=~ / p.34 / w=ハリ・クリシュナ,topic=~,publishe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3-11_13-12-4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3-11_14-25-22_000.jpg</text:p>
          </table:table-cell>
          <table:table-cell table:style-name="ce26" office:value-type="string">
            <text:p>:m #*# RES / free# S87DP9 記事読み / id=VZLE(browser=yan) / media=ei / theme=イスラエル；結婚禁止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10];CONCATENATE([.C10];&quot; / &quot;;[.E8]))" office:value-type="string" office:string-value=":m #*# RES / JVEMV6 64#254_hukanzen / 『不完全性定理とはなにか』 著者=竹内薫,校注=~ / p.115 / w=ゲーデル数,topic=~,publisher=~,other=~">
            <text:p>:m #*# RES / JVEMV6 64#254_hukanzen / 『不完全性定理とはなにか』 著者=竹内薫,校注=~ / p.115 / w=ゲーデル数,topic=~,publishe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11_17-12-53_000.jpg</text:p>
          </table:table-cell>
          <table:table-cell table:style-name="ce26" office:value-type="string">
            <text:p>:m 1*1 RES / JVEMV6 64#244_nakata_logic / 『イスラームのロジック』 著者=中田考,校注=~ / p.82 / w=島地黙雷；ハナフィー派；,topic=；,publisher=~,other=timeline+:元寇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1 RES / JVEMV6 64#244_nakata_logic / 『イスラームのロジック』 著者=中田考,校注=~ / p.82 / w=島地黙雷；ハナフィー派；,topic=；,publisher=~,other=timeline+:元寇">
            <text:p>:m 1*1 RES / JVEMV6 64#244_nakata_logic / 『イスラームのロジック』 著者=中田考,校注=~ / p.82 / w=島地黙雷；ハナフィー派；,topic=；,publisher=~,other=timeline+:元寇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3-11_17-58-39_000.jpg</text:p>
          </table:table-cell>
          <table:table-cell table:style-name="ce26" office:value-type="string">
            <text:p>:m #*# RES / JVEMV6 64#254_hukanzen / 『不完全性定理とはなにか』 著者=竹内薫,校注=~ / p.115 / w=ゲーデル数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JVEMV6 64#254_hukanzen / 『不完全性定理とはなにか』 著者=竹内薫,校注=~ / p.115 / w=ゲーデル数,topic=~,publisher=~,other=~">
            <text:p>:m #*# RES / JVEMV6 64#254_hukanzen / 『不完全性定理とはなにか』 著者=竹内薫,校注=~ / p.115 / w=ゲーデル数,topic=~,publishe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3-11_18-43-20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8" office:value-type="string">
            <text:p>2023-03-11_18-44-34_000.mp4</text:p>
          </table:table-cell>
          <table:table-cell table:style-name="ce26" office:value-type="string">
            <text:p>:VIDEO / @自室 / 記録 / jap.flute / 演奏、play / R=2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VIDEO / @自室 / 記録 / jap.flute / 演奏、play / R=2 / genre=melody,session=hour-18,memo=~,file-piece-id=~,memo=~,other=~">
            <text:p>:VIDEO / @自室 / 記録 / jap.flute / 演奏、play / R=2 / genre=melody,session=hour-18,memo=~,file-piece-id=~,memo=~,other=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3-11_21-00-0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1">2023/03/11</text:date>, <text:time>22:19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1T22:19:29.66</dc:date>
    <dc:creator>iwabuchi ken</dc:creator>
    <meta:editing-duration>P54DT23H9M36S</meta:editing-duration>
    <meta:editing-cycles>17655</meta:editing-cycles>
    <meta:document-statistic meta:table-count="2" meta:cell-count="920" meta:object-count="0"/>
    <meta:user-defined meta:name="qrichtext">1</meta:user-defined>
  </office:meta>
</office:document-meta>
</file>